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8pt" officeooo:rsid="000df5fa" officeooo:paragraph-rsid="000df5fa" style:font-size-asian="8pt" style:font-size-complex="8pt"/>
    </style:style>
    <style:style style:name="P2" style:family="paragraph" style:parent-style-name="Standard">
      <style:paragraph-properties fo:line-height="200%" fo:text-align="start" style:justify-single-word="false"/>
      <style:text-properties fo:font-size="8pt" fo:font-weight="bold" officeooo:rsid="000df5fa" officeooo:paragraph-rsid="000df5fa" style:font-size-asian="8pt" style:font-weight-asian="bold" style:font-size-complex="8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size="8pt" fo:font-weight="bold" officeooo:rsid="0011f7a5" officeooo:paragraph-rsid="0011f7a5" style:font-size-asian="8pt" style:font-weight-asian="bold" style:font-size-complex="8pt" style:font-weight-complex="bold"/>
    </style:style>
    <style:style style:name="P4" style:family="paragraph" style:parent-style-name="Standard">
      <loext:graphic-properties draw:fill="solid" draw:fill-color="#1e1f22"/>
      <style:paragraph-properties fo:line-height="200%" fo:text-align="start" style:justify-single-word="false" fo:background-color="#1e1f22" fo:padding="0cm" fo:border="none" style:shadow="none"/>
      <style:text-properties fo:font-size="8pt" fo:font-weight="bold" officeooo:rsid="0011f7a5" officeooo:paragraph-rsid="0011f7a5" style:font-size-asian="8pt" style:font-weight-asian="bold" style:font-size-complex="8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size="8pt" fo:font-weight="normal" officeooo:rsid="000df5fa" officeooo:paragraph-rsid="000df5fa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200%" fo:text-align="start" style:justify-single-word="false"/>
      <style:text-properties fo:font-size="8pt" fo:font-weight="normal" officeooo:rsid="0011f7a5" officeooo:paragraph-rsid="0011f7a5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size="8pt" fo:font-weight="normal" officeooo:rsid="00131a6b" officeooo:paragraph-rsid="00131a6b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font-size="8pt" fo:font-weight="normal" officeooo:rsid="000df5fa" officeooo:paragraph-rsid="000df5fa" style:font-size-asian="8pt" style:font-weight-asian="normal" style:font-size-complex="8pt" style:font-weight-complex="normal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text-autospace="none" style:writing-mode="lr-tb"/>
      <style:text-properties fo:color="#000000" loext:opacity="100%" fo:font-size="8pt" style:font-size-asian="8pt" style:font-size-complex="8pt"/>
    </style:style>
    <style:style style:name="P13" style:family="paragraph">
      <loext:graphic-properties draw:fill="none"/>
      <style:paragraph-properties fo:text-align="start" style:text-autospace="none" style:writing-mode="lr-tb"/>
      <style:text-properties fo:color="#000000" loext:opacity="100%" fo:font-size="8pt" style:font-size-asian="8pt" style:font-size-complex="8pt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loext:graphic-properties draw:fill="none"/>
      <style:paragraph-properties fo:text-align="center" style:writing-mode="lr-tb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9e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bff1" style:font-weight-asian="bold" style:font-weight-complex="bold"/>
    </style:style>
    <style:style style:name="T5" style:family="text">
      <style:text-properties officeooo:rsid="001129e1"/>
    </style:style>
    <style:style style:name="T6" style:family="text">
      <style:text-properties fo:color="#7a7e85" loext:opacity="100%" style:font-name="JetBrains Mono2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2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2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2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2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3bff1"/>
    </style:style>
    <style:style style:name="T12" style:family="text">
      <style:text-properties fo:color="#000000" loext:opacity="100%" style:font-name="JetBrains Mono" fo:font-size="8pt" style:font-name-asian="JetBrains Mono" style:font-size-asian="8pt" style:font-name-complex="JetBrains Mono" style:font-size-complex="8pt"/>
    </style:style>
    <style:style style:name="T13" style:family="text">
      <style:text-properties fo:font-size="12pt"/>
    </style:style>
    <style:style style:name="gr1" style:family="graphic">
      <style:graphic-properties draw:fill="none" draw:textarea-horizontal-align="justify" draw:textarea-vertical-align="middle" draw:auto-grow-height="false" fo:min-height="0.69cm" fo:min-width="3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429cm" fo:min-width="2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textarea-horizontal-align="justify" draw:textarea-vertical-align="middle" draw:auto-grow-height="false" fo:min-height="0.681cm" fo:min-width="3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textarea-horizontal-align="justify" draw:textarea-vertical-align="middle" draw:auto-grow-height="false" fo:min-height="0.399cm" fo:min-width="2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619cm" fo:min-width="3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ка группы ИС-22 Калашникова А.Е. </text:p>
      <text:p text:style-name="P2">Практическое занятие №2</text:p>
      <text:p text:style-name="P2">Тема: <text:span text:style-name="T1">Знакомство и работа с IDE PyCharm Community. Построение программ линейной структуры в IDE PyCharm Community. </text:span></text:p>
      <text:p text:style-name="P2">Цель: <text:span text:style-name="T1">выработка первичных навыков работы с IDE PyCharm Community. Составление программ линейной структуры. </text:span></text:p>
      <text:p text:style-name="P2">Постановка <text:s/>задачи.</text:p>
      <text:p text:style-name="P5">Дано двузначное число. Вывести число, полученное при перестановке цифр исходного числа.</text:p>
      <text:p text:style-name="P2">Тип ал<text:span text:style-name="T5">горитма: </text:span><text:span text:style-name="T2">цикличн</text:span><text:span text:style-name="T1">ый. </text:span></text:p>
      <text:p text:style-name="P2"><draw:custom-shape text:anchor-type="paragraph" draw:z-index="0" draw:name="Фигура 1" draw:style-name="gr6" draw:text-style-name="P10" svg:width="3.075cm" svg:height="0.683cm" svg:x="6.824cm" svg:y="0.385cm"><text:p text:style-name="P9"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Вертикальная линия 1" draw:style-name="gr2" draw:text-style-name="P11" svg:x1="8.363cm" svg:y1="1.067cm" svg:x2="8.363cm" svg:y2="1.79cm"><text:p/></draw:line><draw:custom-shape text:anchor-type="paragraph" draw:z-index="2" draw:name="Фигура 2" draw:style-name="gr5" draw:text-style-name="P15" svg:width="3.387cm" svg:height="0.632cm" svg:x="6.597cm" svg:y="1.806cm"><text:p text:style-name="P14"><text:span text:style-name="T13">В</text:span><text:span text:style-name="T13">в</text:span><text:span text:style-name="T13">о</text:span><text:span text:style-name="T13">д</text:span><text:span text:style-name="T13"> </text:span><text:span text:style-name="T13">n</text:span><text:span text:style-name="T13">u</text:span><text:span text:style-name="T13">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" draw:name="Линия 1" draw:style-name="gr2" draw:text-style-name="P11" svg:x1="8.373cm" svg:y1="2.438cm" svg:x2="8.396cm" svg:y2="3.196cm"><text:p/></draw:line><draw:custom-shape text:anchor-type="paragraph" draw:z-index="4" draw:name="Фигура 3" draw:style-name="gr4" draw:text-style-name="P13" svg:width="3.407cm" svg:height="0.682cm" svg:x="6.541cm" svg:y="3.168cm"><text:p text:style-name="P12"><text:span text:style-name="T12"><text:s text:c="5"/></text:span><text:span text:style-name="T12">Перестановка </text:span><text:span text:style-name="T12">цифр</text:span></text:p><text:p text:style-name="P12"><text:span text:style-name="T12"><text:s text:c="5"/></text:span><text:span text:style-name="T12">исходного </text:span><text:span text:style-name="T12">числа</text:span></text:p><draw:enhanced-geometry svg:viewBox="0 0 21600 21600" draw:type="rectangle" draw:enhanced-path="M 0 0 L 21600 0 21600 21600 0 21600 0 0 Z N"/></draw:custom-shape><draw:line text:anchor-type="paragraph" draw:z-index="5" draw:name="Вертикальная линия 2" draw:style-name="gr2" draw:text-style-name="P11" svg:x1="8.363cm" svg:y1="3.849cm" svg:x2="8.363cm" svg:y2="4.556cm"><text:p/></draw:line><draw:custom-shape text:anchor-type="paragraph" draw:z-index="6" draw:name="Фигура 4" draw:style-name="gr3" draw:text-style-name="P10" svg:width="3.423cm" svg:height="0.68cm" svg:x="6.514cm" svg:y="4.57cm"><text:p text:style-name="P9">Вывод num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" draw:name="Вертикальная линия 3" draw:style-name="gr2" draw:text-style-name="P11" svg:x1="8.326cm" svg:y1="5.249cm" svg:x2="8.326cm" svg:y2="5.891cm"><text:p/></draw:line><draw:custom-shape text:anchor-type="paragraph" draw:z-index="8" draw:name="Фигура 6" draw:style-name="gr1" draw:text-style-name="P10" svg:width="3.338cm" svg:height="0.765cm" svg:x="6.516cm" svg:y="5.918cm"><text:p text:style-name="P9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Блок-схема алгоритма:<text:span text:style-name="T1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Текст программы:</text:p>
      <text:p text:style-name="P4"><text:span text:style-name="T6"># вывод числа, полученного при перестановке цифр исходного числа</text:span><text:line-break/><text:span text:style-name="T7">num = </text:span><text:span text:style-name="T8">int</text:span><text:span text:style-name="T7">(</text:span><text:span text:style-name="T8">input</text:span><text:span text:style-name="T7">(</text:span><text:span text:style-name="T9">'Введите двузначное число: '</text:span><text:span text:style-name="T7">))</text:span><text:line-break/><text:span text:style-name="T8">print</text:span><text:span text:style-name="T7">((num % </text:span><text:span text:style-name="T10">10 </text:span><text:span text:style-name="T7">* </text:span><text:span text:style-name="T10">10</text:span><text:span text:style-name="T7">) + </text:span><text:span text:style-name="T8">int</text:span><text:span text:style-name="T7">(num / </text:span><text:span text:style-name="T10">10</text:span><text:span text:style-name="T7">))</text:span></text:p>
      <text:p text:style-name="P3">Протокол работы программы:</text:p>
      <text:p text:style-name="P6">Введите двузначное число: 73</text:p>
      <text:p text:style-name="P6">37</text:p>
      <text:p text:style-name="P6">Process finished with exit code 0</text:p>
      <text:p text:style-name="P7"><text:s/><text:span text:style-name="T3">Вывод: </text:span><text:span text:style-name="T11">в процессе выполнения практического занятия выработала навыки составления программs линейной структуры в IDE PyCharm Community. Выполнены разработка кода, отладка, тестирование, оптимизация программного кода. Готовый программный код выложен на GitHa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2" style:font-family-asian="Tahom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1" style:font-family-asian="Verdan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09T17:49:53.672108789</dc:date>
    <meta:editing-cycles>3</meta:editing-cycles>
    <meta:editing-duration>PT8M44S</meta:editing-duration>
    <meta:document-statistic meta:table-count="0" meta:image-count="0" meta:object-count="0" meta:page-count="1" meta:paragraph-count="15" meta:word-count="125" meta:character-count="952" meta:non-whitespace-character-count="835"/>
    <meta:user-defined meta:name="Поле 1"/>
    <meta:user-defined meta:name="Поле 2"/>
    <meta:user-defined meta:name="Поле 3"/>
    <meta:user-defined meta:name="Поле 4"/>
  </office:meta>
</office:document-meta>
</file>